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.529cm" fo:margin-bottom="0.265cm" style:contextual-spacing="false" style:line-height-at-least="0.688cm" fo:orphans="2" fo:widows="2" fo:text-indent="0cm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3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P5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P7" style:family="paragraph" style:parent-style-name="Text_20_body" style:list-style-name="L3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P9" style:family="paragraph" style:parent-style-name="Text_20_body" style:list-style-name="L4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.529cm" fo:margin-bottom="0.265cm" style:contextual-spacing="false" style:line-height-at-least="0.688cm" fo:orphans="2" fo:widows="2" fo:text-indent="0cm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12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6" style:family="paragraph" style:parent-style-name="Text_20_body" style:list-style-name="L3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8" style:family="paragraph" style:parent-style-name="Text_20_body" style:list-style-name="L4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1d35" loext:opacity="100%" style:font-name="Google Sans" fo:font-size="12pt" fo:letter-spacing="normal" fo:font-style="normal" fo:font-weight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C, hay varias herramientas disponibles para la monitorización de errores, tanto estáticas como dinámicas. Entre las más comunes se encuentran Valgrind para la detección de errores de memoria, GDB para depuración y linters como cppcheck para análisis estático. Además, herramientas como Sentry y Rollbar ofrecen capacidades de seguimiento de errores en tiempo de ejecución para aplicaciones en producción. </text:p>
      <text:p text:style-name="P2">Análisis estático:</text:p>
      <text:list text:style-name="L1">
        <text:list-item>
          <text:p text:style-name="P12"><text:span text:style-name="Strong_20_Emphasis"><text:span text:style-name="T1">Linters (como cppcheck):</text:span></text:span></text:p>
          <text:p text:style-name="P3">Analizan el código fuente sin ejecutarlo para identificar problemas de estilo, errores potenciales, vulnerabilidades y desviaciones de las normas de codificación.</text:p>
        </text:list-item>
        <text:list-item>
          <text:p text:style-name="P13"><text:span text:style-name="Strong_20_Emphasis"><text:span text:style-name="T1">Herramientas de análisis estático de código:</text:span></text:span></text:p>
          <text:p text:style-name="P4">Identifican problemas de seguridad, calidad y cumplimiento normativo en el código antes de la ejecución. </text:p>
        </text:list-item>
      </text:list>
      <text:p text:style-name="P11">Análisis dinámico:</text:p>
      <text:list text:style-name="L2">
        <text:list-item>
          <text:p text:style-name="P14"><text:span text:style-name="Strong_20_Emphasis"><text:span text:style-name="T1">Valgrind:</text:span></text:span></text:p>
          <text:p text:style-name="P5">Una herramienta de análisis dinámico que detecta errores de memoria como fugas de memoria, accesos a memoria no inicializada y uso de memoria después de ser liberada. </text:p>
        </text:list-item>
        <text:list-item>
          <text:p text:style-name="P15"><text:span text:style-name="Strong_20_Emphasis"><text:span text:style-name="T1">GDB (GNU Debugger):</text:span></text:span></text:p>
          <text:p text:style-name="P6">Un depurador que permite ejecutar el código paso a paso, inspeccionar variables y detectar errores en tiempo de ejecución. Es especialmente útil en sistemas tipo UNIX. </text:p>
        </text:list-item>
      </text:list>
      <text:p text:style-name="P11">Seguimiento de errores en producción:</text:p>
      <text:list text:style-name="L3">
        <text:list-item>
          <text:p text:style-name="P16"><text:span text:style-name="Strong_20_Emphasis"><text:span text:style-name="T1">Sentry:</text:span></text:span></text:p>
          <text:p text:style-name="P7">Una herramienta que rastrea y notifica errores en tiempo real en aplicaciones web, lo que permite a los desarrolladores identificar y corregir problemas rápidamente en producción. </text:p>
        </text:list-item>
        <text:list-item>
          <text:p text:style-name="P16"><text:span text:style-name="Strong_20_Emphasis"><text:span text:style-name="T1">Rollbar:</text:span></text:span></text:p>
          <text:p text:style-name="P7">Similar a Sentry, Rollbar ofrece seguimiento de errores en tiempo de ejecución, priorización de errores y análisis de trazas de pila. </text:p>
        </text:list-item>
        <text:list-item>
          <text:p text:style-name="P17"><text:span text:style-name="Strong_20_Emphasis"><text:span text:style-name="T1">ClickUp:</text:span></text:span></text:p>
          <text:p text:style-name="P8">Una herramienta de gestión de proyectos que también se puede utilizar para el seguimiento de errores, permitiendo crear, asignar, priorizar y resolver tareas relacionadas con errores. </text:p>
        </text:list-item>
      </text:list>
      <text:p text:style-name="P11">Otras herramientas:</text:p>
      <text:list text:style-name="L4">
        <text:list-item>
          <text:p text:style-name="P18"><text:span text:style-name="Strong_20_Emphasis"><text:span text:style-name="T1">Herramientas de monitoreo de redes (como Nagios, Zabbix):</text:span></text:span></text:p>
          <text:p text:style-name="P9"><text:soft-page-break/>Monitorean el rendimiento y el estado de la red, lo que puede ayudar a identificar problemas que afectan a las aplicaciones. </text:p>
        </text:list-item>
        <text:list-item>
          <text:p text:style-name="P19"><text:span text:style-name="Strong_20_Emphasis"><text:span text:style-name="T1">Herramientas de monitoreo de bases de datos (MySQL, PostgreSQL, etc.):</text:span></text:span></text:p>
          <text:p text:style-name="P10">Permiten monitorizar el rendimiento y el estado de las bases de datos, identificando cuellos de botella y problemas de rendimiento.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0T17:17:55.805000000</meta:creation-date>
    <dc:date>2025-07-10T17:18:24.125000000</dc:date>
    <meta:editing-duration>PT28S</meta:editing-duration>
    <meta:editing-cycles>1</meta:editing-cycles>
    <meta:document-statistic meta:table-count="0" meta:image-count="0" meta:object-count="0" meta:page-count="2" meta:paragraph-count="23" meta:word-count="325" meta:character-count="2121" meta:non-whitespace-character-count="1828"/>
    <meta:generator>LibreOffice/24.2.3.2$Windows_X86_64 LibreOffice_project/433d9c2ded56988e8a90e6b2e771ee4e6a5ab2ba</meta:generator>
  </office:meta>
</office:document-meta>
</file>